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2.658cm" svg:height="12.139cm" svg:x="0.358cm" svg:y="2.975cm">
            <draw:object draw:notify-on-update-of-ranges="Sheet1.A2:Sheet1.A5 Sheet1.B1:Sheet1.B1 Sheet1.B2:Sheet1.B5 Sheet1.D1:Sheet1.D1 Sheet1.D2:Sheet1.D5 Sheet1.E1:Sheet1.E1 Sheet1.E2:Sheet1.E5 Sheet1.C1:Sheet1.C1 Sheet1.C2:Sheet1.C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10k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000234" calcext:value-type="float">
            <text:p>0.000234</text:p>
          </table:table-cell>
          <table:table-cell office:value-type="float" office:value="0.000312" calcext:value-type="float">
            <text:p>0.000312</text:p>
          </table:table-cell>
          <table:table-cell office:value-type="float" office:value="0.026637" calcext:value-type="float">
            <text:p>0.026637</text:p>
          </table:table-cell>
        </table:table-row>
        <table:table-row table:style-name="ro1">
          <table:table-cell office:value-type="string" calcext:value-type="string">
            <text:p>100k</text:p>
          </table:table-cell>
          <table:table-cell office:value-type="float" office:value="0.001167" calcext:value-type="float">
            <text:p>0.001167</text:p>
          </table:table-cell>
          <table:table-cell office:value-type="float" office:value="0.000771" calcext:value-type="float">
            <text:p>0.000771</text:p>
          </table:table-cell>
          <table:table-cell office:value-type="float" office:value="0.000773" calcext:value-type="float">
            <text:p>0.000773</text:p>
          </table:table-cell>
          <table:table-cell office:value-type="float" office:value="0.025042" calcext:value-type="float">
            <text:p>0.025042</text:p>
          </table:table-cell>
        </table:table-row>
        <table:table-row table:style-name="ro1">
          <table:table-cell office:value-type="string" calcext:value-type="string">
            <text:p>1m</text:p>
          </table:table-cell>
          <table:table-cell office:value-type="float" office:value="0.011498" calcext:value-type="float">
            <text:p>0.011498</text:p>
          </table:table-cell>
          <table:table-cell office:value-type="float" office:value="0.005953" calcext:value-type="float">
            <text:p>0.005953</text:p>
          </table:table-cell>
          <table:table-cell office:value-type="float" office:value="0.003249" calcext:value-type="float">
            <text:p>0.003249</text:p>
          </table:table-cell>
          <table:table-cell office:value-type="float" office:value="0.002528" calcext:value-type="float">
            <text:p>0.002528</text:p>
          </table:table-cell>
        </table:table-row>
        <table:table-row table:style-name="ro1">
          <table:table-cell office:value-type="string" calcext:value-type="string">
            <text:p>10m</text:p>
          </table:table-cell>
          <table:table-cell office:value-type="float" office:value="0.114858" calcext:value-type="float">
            <text:p>0.114858</text:p>
          </table:table-cell>
          <table:table-cell office:value-type="float" office:value="0.057691" calcext:value-type="float">
            <text:p>0.057691</text:p>
          </table:table-cell>
          <table:table-cell office:value-type="float" office:value="0.032217" calcext:value-type="float">
            <text:p>0.032217</text:p>
          </table:table-cell>
          <table:table-cell office:value-type="float" office:value="0.022534" calcext:value-type="float">
            <text:p>0.0225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5">00/00/0000</text:date>, <text:time style:data-style-name="N2" text:time-value="14:31:58.9679211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2T23:11:55.109738486</meta:creation-date>
    <dc:date>2021-03-05T14:45:31.964933133</dc:date>
    <meta:editing-duration>PT7M21S</meta:editing-duration>
    <meta:editing-cycles>3</meta:editing-cycles>
    <meta:generator>LibreOffice/7.0.3.1$Linux_X86_64 LibreOffice_project/00$Build-1</meta:generator>
    <meta:document-statistic meta:table-count="1" meta:cell-count="2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659cm" svg:height="12.14cm" xlink:href=".." xlink:type="simple" chart:class="chart:line" chart:column-mapping="0 2 3 1" chart:style-name="ch1">
        <chart:title svg:x="4.592cm" svg:y="0.491cm" chart:style-name="ch2">
          <text:p>Time</text:p>
        </chart:title>
        <chart:subtitle svg:x="1.009cm" svg:y="1.766cm" chart:style-name="ch3">
          <text:p>Time to sum with or without threats</text:p>
        </chart:subtitle>
        <chart:legend chart:legend-position="end" svg:x="11.73cm" svg:y="0.795cm" style:legend-expansion="custom" svg:width="5.128cm" svg:height="1.476cm" style:legend-expansion-aspect-ratio="3.47425474254743" chart:style-name="ch4"/>
        <chart:plot-area chart:style-name="ch5" table:cell-range-address="Sheet1.A2:Sheet1.C5 Sheet1.A1:Sheet1.C1 Sheet1.D1:Sheet1.E5" chart:data-source-has-labels="both" svg:x="1.106cm" svg:y="2.321cm" svg:width="21.217cm" svg:height="8.597cm">
          <chart:coordinate-region svg:x="2.018cm" svg:y="2.52cm" svg:width="19.973cm" svg:height="7.751cm"/>
          <chart:axis chart:dimension="x" chart:name="primary-x" chart:style-name="ch6" chartooo:axis-type="auto">
            <chartooo:date-scale/>
            <chart:title svg:x="10.387cm" svg:y="11.16cm" chart:style-name="ch7">
              <text:p>Amount of Entries</text:p>
            </chart:title>
            <chart:categories table:cell-range-address="Sheet1.A2:Sheet1.A5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Sheet1.B2:Sheet1.B5" chart:label-cell-address="Sheet1.B1:Sheet1.B1" chart:class="chart:line">
            <chart:data-point chart:repeated="4"/>
          </chart:series>
          <chart:series chart:style-name="ch10" chart:values-cell-range-address="Sheet1.D2:Sheet1.D5" chart:label-cell-address="Sheet1.D1:Sheet1.D1" chart:class="chart:line">
            <chart:data-point chart:repeated="4"/>
          </chart:series>
          <chart:series chart:style-name="ch11" chart:values-cell-range-address="Sheet1.E2:Sheet1.E5" chart:label-cell-address="Sheet1.E1:Sheet1.E1" chart:class="chart:line">
            <chart:data-point chart:repeated="4"/>
          </chart:series>
          <chart:series chart:style-name="ch12" chart:values-cell-range-address="Sheet1.C2:Sheet1.C5" chart:label-cell-address="Sheet1.C1:Sheet1.C1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B1:Sheet1.B1</svg:desc>
                </draw:g>
              </table:table-cell>
              <table:table-cell office:value-type="string">
                <text:p>4</text:p>
                <draw:g>
                  <svg:desc>Sheet1.D1:Sheet1.D1</svg:desc>
                </draw:g>
              </table:table-cell>
              <table:table-cell office:value-type="string">
                <text:p>8</text:p>
                <draw:g>
                  <svg:desc>Sheet1.E1:Sheet1.E1</svg:desc>
                </draw:g>
              </table:table-cell>
              <table:table-cell office:value-type="string">
                <text:p>2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k</text:p>
                <draw:g>
                  <svg:desc>Sheet1.A2:Sheet1.A5</svg:desc>
                </draw:g>
              </table:table-cell>
              <table:table-cell office:value-type="float" office:value="0.000124">
                <text:p>0.000124</text:p>
                <draw:g>
                  <svg:desc>Sheet1.B2:Sheet1.B5</svg:desc>
                </draw:g>
              </table:table-cell>
              <table:table-cell office:value-type="float" office:value="0.000312">
                <text:p>0.000312</text:p>
                <draw:g>
                  <svg:desc>Sheet1.D2:Sheet1.D5</svg:desc>
                </draw:g>
              </table:table-cell>
              <table:table-cell office:value-type="float" office:value="0.026637">
                <text:p>0.026637</text:p>
                <draw:g>
                  <svg:desc>Sheet1.E2:Sheet1.E5</svg:desc>
                </draw:g>
              </table:table-cell>
              <table:table-cell office:value-type="float" office:value="0.000234">
                <text:p>0.000234</text:p>
                <draw:g>
                  <svg:desc>Sheet1.C2:Sheet1.C5</svg:desc>
                </draw:g>
              </table:table-cell>
            </table:table-row>
            <table:table-row>
              <table:table-cell office:value-type="string">
                <text:p>100k</text:p>
              </table:table-cell>
              <table:table-cell office:value-type="float" office:value="0.001167">
                <text:p>0.001167</text:p>
              </table:table-cell>
              <table:table-cell office:value-type="float" office:value="0.000773">
                <text:p>0.000773</text:p>
              </table:table-cell>
              <table:table-cell office:value-type="float" office:value="0.025042">
                <text:p>0.025042</text:p>
              </table:table-cell>
              <table:table-cell office:value-type="float" office:value="0.000771">
                <text:p>0.000771</text:p>
              </table:table-cell>
            </table:table-row>
            <table:table-row>
              <table:table-cell office:value-type="string">
                <text:p>1m</text:p>
              </table:table-cell>
              <table:table-cell office:value-type="float" office:value="0.011498">
                <text:p>0.011498</text:p>
              </table:table-cell>
              <table:table-cell office:value-type="float" office:value="0.003249">
                <text:p>0.003249</text:p>
              </table:table-cell>
              <table:table-cell office:value-type="float" office:value="0.002528">
                <text:p>0.002528</text:p>
              </table:table-cell>
              <table:table-cell office:value-type="float" office:value="0.005953">
                <text:p>0.005953</text:p>
              </table:table-cell>
            </table:table-row>
            <table:table-row>
              <table:table-cell office:value-type="string">
                <text:p>10m</text:p>
              </table:table-cell>
              <table:table-cell office:value-type="float" office:value="0.114858">
                <text:p>0.114858</text:p>
              </table:table-cell>
              <table:table-cell office:value-type="float" office:value="0.032217">
                <text:p>0.032217</text:p>
              </table:table-cell>
              <table:table-cell office:value-type="float" office:value="0.022534">
                <text:p>0.022534</text:p>
              </table:table-cell>
              <table:table-cell office:value-type="float" office:value="0.057691">
                <text:p>0.0576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